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Total Words</text:p>
          </table:table-cell>
          <table:table-cell office:value-type="float" office:value="149114">
            <text:p>14911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SWN3</text:p>
          </table:table-cell>
          <table:table-cell table:style-name="Default" office:value-type="string">
            <text:p>NCR</text:p>
          </table:table-cell>
          <table:table-cell office:value-type="string">
            <text:p>AFINN</text:p>
          </table:table-cell>
          <table:table-cell office:value-type="string">
            <text:p>OPFIND</text:p>
          </table:table-cell>
        </table:table-row>
        <table:table-row table:style-name="ro1">
          <table:table-cell/>
          <table:table-cell office:value-type="string">
            <text:p>SWN3</text:p>
          </table:table-cell>
          <table:table-cell office:value-type="float" office:value="147306">
            <text:p>147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CR</text:p>
          </table:table-cell>
          <table:table-cell office:value-type="float" office:value="13634">
            <text:p>13634</text:p>
          </table:table-cell>
          <table:table-cell office:value-type="float" office:value="14182">
            <text:p>14182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>
            <text:p>AFINN</text:p>
          </table:table-cell>
          <table:table-cell office:value-type="float" office:value="1783">
            <text:p>1783</text:p>
          </table:table-cell>
          <table:table-cell office:value-type="float" office:value="1207">
            <text:p>1207</text:p>
          </table:table-cell>
          <table:table-cell table:style-name="ce1" office:value-type="float" office:value="2476">
            <text:p>2476</text:p>
          </table:table-cell>
          <table:table-cell/>
        </table:table-row>
        <table:table-row table:style-name="ro1">
          <table:table-cell/>
          <table:table-cell office:value-type="string">
            <text:p>OPFIND</text:p>
          </table:table-cell>
          <table:table-cell office:value-type="float" office:value="6199">
            <text:p>6199</text:p>
          </table:table-cell>
          <table:table-cell office:value-type="float" office:value="3596">
            <text:p>3596</text:p>
          </table:table-cell>
          <table:table-cell table:style-name="ce1" office:value-type="float" office:value="1245">
            <text:p>1245</text:p>
          </table:table-cell>
          <table:table-cell table:style-name="ce1" office:value-type="float" office:value="6884">
            <text:p>688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12/19/2012</text:date>, <text:time>13:1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Bravo</meta:initial-creator>
    <meta:creation-date>2012-12-19T13:05:16</meta:creation-date>
    <dc:date>2012-12-19T13:14:01</dc:date>
    <dc:creator>Felipe Bravo</dc:creator>
    <meta:editing-duration>PT8M46S</meta:editing-duration>
    <meta:editing-cycles>1</meta:editing-cycles>
    <meta:document-statistic meta:table-count="3" meta:cell-count="20" meta:object-count="0"/>
    <meta:generator>LibreOffice/3.4$Linux LibreOffice_project/340m1$Build-402</meta:generator>
  </office:meta>
</office:document-meta>
</file>